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93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24.55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Ejemplo (“¡Hola mundo!”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puts "¡Hola mundo!" 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console.log("¡Hola mundo!")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erl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Print "¡Hola Mundo!\n" 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chem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(display "¡Hola mundo!"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Forth</text:p>
          </table:table-cell>
          <table:table-cell office:value-type="string" calcext:value-type="string">
            <text:p>1965-1970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."¡Hola mundo!" CR 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Dar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print('¡Hola Mundo!'); 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Haskel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Compilado</text:p>
          </table:table-cell>
          <table:table-cell table:style-name="ce6" office:value-type="string" calcext:value-type="string">
            <text:p>main = putStrLn "¡Hola Mundo!"</text:p>
          </table:table-cell>
        </table:table-row>
        <table:table-row table:style-name="ro2">
          <table:table-cell table:style-name="ce2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C++</text:p>
          </table:table-cell>
          <table:table-cell table:style-name="ce5" office:value-type="float" office:value="1983" calcext:value-type="float" table:number-columns-spanned="1" table:number-rows-spanned="5">
            <text:p>1983</text:p>
          </table:table-cell>
          <table:table-cell table:style-name="ce5" office:value-type="string" calcext:value-type="string" table:number-columns-spanned="1" table:number-rows-spanned="5">
            <text:p>Compilado</text:p>
          </table:table-cell>
          <table:table-cell table:style-name="ce7" office:value-type="string" calcext:value-type="string" table:number-columns-spanned="1" table:number-rows-spanned="5">
            <text:p>main() <text:s text:c="37"/>{ <text:s text:c="46"/>cout &lt;&lt; "Hello World!" &lt;&lt; endl; <text:s text:c="12"/>return 0; <text:s text:c="30"/>} </text:p>
          </table:table-cell>
        </table:table-row>
        <table:table-row table:style-name="ro1">
          <table:covered-table-cell table:style-name="ce2"/>
          <table:covered-table-cell table:number-columns-repeated="3"/>
          <table:covered-table-cell table:style-name="ce6"/>
        </table:table-row>
        <table:table-row table:style-name="ro1">
          <table:covered-table-cell table:style-name="ce2"/>
          <table:covered-table-cell table:number-columns-repeated="3"/>
          <table:covered-table-cell table:style-name="ce6"/>
        </table:table-row>
        <table:table-row table:style-name="ro1">
          <table:covered-table-cell table:style-name="ce2"/>
          <table:covered-table-cell table:number-columns-repeated="3"/>
          <table:covered-table-cell table:style-name="ce6"/>
        </table:table-row>
        <table:table-row table:style-name="ro1">
          <table:covered-table-cell table:style-name="ce2"/>
          <table:covered-table-cell table:number-columns-repeated="3"/>
          <table:covered-table-cell table:style-name="ce6"/>
        </table:table-row>
        <table:table-row table:style-name="ro1">
          <table:table-cell table:style-name="ce2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Fortran</text:p>
          </table:table-cell>
          <table:table-cell table:style-name="ce5" office:value-type="float" office:value="1954" calcext:value-type="float" table:number-columns-spanned="1" table:number-rows-spanned="5">
            <text:p>1954</text:p>
          </table:table-cell>
          <table:table-cell table:style-name="ce5" office:value-type="string" calcext:value-type="string" table:number-columns-spanned="1" table:number-rows-spanned="5">
            <text:p>Compilado</text:p>
          </table:table-cell>
          <table:table-cell table:style-name="ce7" office:value-type="string" calcext:value-type="string" table:number-columns-spanned="1" table:number-rows-spanned="5">
            <text:p><text:s text:c="4"/>PROGRAM HELLO <text:s text:c="30"/>WRITE (*,100) <text:s text:c="30"/>STOP <text:s text:c="33"/>100 FORMAT (' ¡Hola Mundo! ' /) <text:s text:c="16"/>END </text:p>
          </table:table-cell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7"/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7"/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7"/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7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5" office:value-type="string" calcext:value-type="string" table:number-columns-spanned="1" table:number-rows-spanned="4">
            <text:p>Pascal</text:p>
          </table:table-cell>
          <table:table-cell table:style-name="ce5" office:value-type="float" office:value="1970" calcext:value-type="float" table:number-columns-spanned="1" table:number-rows-spanned="4">
            <text:p>1970</text:p>
          </table:table-cell>
          <table:table-cell table:style-name="ce5" office:value-type="string" calcext:value-type="string" table:number-columns-spanned="1" table:number-rows-spanned="4">
            <text:p>Compilado</text:p>
          </table:table-cell>
          <table:table-cell table:style-name="ce7" office:value-type="string" calcext:value-type="string" table:number-columns-spanned="1" table:number-rows-spanned="4">
            <text:p>program HelloWorld(output); <text:s text:c="16"/>begin <text:s text:c="42"/>WriteLn('¡Hola Mundo!'); <text:s text:c="15"/>end. </text:p>
          </table:table-cell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6"/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6"/>
        </table:table-row>
        <table:table-row table:style-name="ro1">
          <table:covered-table-cell table:style-name="ce2"/>
          <table:covered-table-cell table:number-columns-repeated="3" table:style-name="ce5"/>
          <table:covered-table-cell table:style-name="ce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da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Compilado</text:p>
          </table:table-cell>
          <table:table-cell table:style-name="ce7" office:value-type="string" calcext:value-type="string">
            <text:p>with Text_IO; <text:s text:c="30"/>procedure Hello_World is <text:s text:c="63"/>begin <text:s text:c="42"/>Text_IO.Put_Line("Hello World!"); <text:s text:c="6"/>end Hello_World; 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Scala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Compilado</text:p>
          </table:table-cell>
          <table:table-cell table:style-name="ce8" office:value-type="string" calcext:value-type="string">
            <text:p>object HelloWorld extends App { <text:s text:c="16"/>println("Hola mundo") <text:s text:c="18"/>} </text:p>
          </table:table-cell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ust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Compilado</text:p>
          </table:table-cell>
          <table:table-cell table:style-name="ce8" office:value-type="string" calcext:value-type="string">
            <text:p>fn main() { <text:s text:c="36"/>println!("¡Hola Mundo!"); <text:s text:c="14"/>} 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u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Compilado</text:p>
          </table:table-cell>
          <table:table-cell table:style-name="ce6" office:value-type="string" calcext:value-type="string">
            <text:p>print "Hola Mundo"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ATLA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terpretado</text:p>
          </table:table-cell>
          <table:table-cell table:style-name="ce6" office:value-type="string" calcext:value-type="string">
            <text:p>disp('Hello World');</text:p>
          </table:table-cell>
        </table:table-row>
        <table:table-row table:style-name="ro1">
          <table:table-cell table:number-columns-repeated="4"/>
          <table:table-cell table:style-name="ce9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Have" table:base-cell-address="$Hoja1.$D$9" table:cell-range-address="$Hoja1.$E$9"/>
        <table:named-range table:name="JCL" table:base-cell-address="$Hoja1.$D$3" table:cell-range-address="$Hoja1.$E$3"/>
        <table:named-range table:name="m4" table:base-cell-address="$Hoja1.$D$27" table:cell-range-address="$Hoja1.$E$27"/>
        <table:named-range table:name="Matrix" table:base-cell-address="$Hoja1.$D$28" table:cell-range-address="$Hoja1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-00-0000</text:date>, <text:time style:data-style-name="N2" text:time-value="09:13:51.5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22:39:04.331000000</meta:creation-date>
    <dc:date>2020-05-08T10:29:07.336000000</dc:date>
    <meta:editing-duration>PT20M7S</meta:editing-duration>
    <meta:editing-cycles>4</meta:editing-cycles>
    <meta:generator>LibreOffice/6.2.4.2$Windows_X86_64 LibreOffice_project/2412653d852ce75f65fbfa83fb7e7b669a126d64</meta:generator>
    <meta:document-statistic meta:table-count="1" meta:cell-count="79" meta:object-count="0"/>
  </office:meta>
</office:document-meta>
</file>